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3.256cm" fo:min-width="0.149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0.399cm" fo:min-width="2.371cm" fo:padding-top="0.231cm" fo:padding-bottom="0.231cm" fo:padding-left="0.356cm" fo:padding-right="0.356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3.81cm" svg:x="2.052cm" svg:y="0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953cm" svg:x="0.952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12:25.966587282</meta:creation-date>
    <dc:date>2024-11-02T19:36:02.418482552</dc:date>
    <meta:editing-duration>PT9M27S</meta:editing-duration>
    <meta:editing-cycles>8</meta:editing-cycles>
    <meta:generator>LibreOffice/24.2.6.2$Linux_X86_64 LibreOffice_project/420$Build-2</meta:generator>
    <meta:document-statistic meta:object-count="2"/>
  </office:meta>
</office:document-meta>
</file>